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3.34999mm" fo:page-width="266.69998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ffffff" draw:opacity="100.0%" draw:stroke="none"/>
    </style:style>
    <style:style style:family="graphic" style:name="style-4">
      <style:graphic-properties draw:fill="solid" draw:fill-color="#ffffff" draw:opacity="100.0%" draw:stroke="none"/>
    </style:style>
    <style:style style:family="graphic" style:name="style-5">
      <style:graphic-properties draw:fill="solid" draw:fill-color="#ffffff" draw:opacity="100.0%" draw:stroke="none"/>
    </style:style>
    <style:style style:family="graphic" style:name="style-6">
      <style:graphic-properties draw:fill="solid" draw:fill-color="#ffffff" draw:opacity="100.0%" draw:stroke="none"/>
    </style:style>
    <style:style style:family="graphic" style:name="style-7">
      <style:graphic-properties draw:fill="solid" draw:fill-color="#ffffff" draw:opacity="100.0%" draw:stroke="none"/>
    </style:style>
    <style:style style:family="graphic" style:name="style-8">
      <style:graphic-properties draw:fill="solid" draw:fill-color="#000000" draw:opacity="100.0%" draw:stroke="none"/>
    </style:style>
    <style:style style:family="graphic" style:name="style-9">
      <style:graphic-properties draw:fill="solid" draw:fill-color="#ffffff" draw:opacity="100.0%" draw:stroke="none"/>
    </style:style>
    <style:style style:family="graphic" style:name="style-10">
      <style:graphic-properties draw:fill="solid" draw:fill-color="#ffffff" draw:opacity="100.0%" draw:stroke="none"/>
    </style:style>
    <style:style style:family="graphic" style:name="style-11">
      <style:graphic-properties draw:fill="solid" draw:fill-color="#ffffff" draw:opacity="100.0%" draw:stroke="none"/>
    </style:style>
    <style:style style:family="graphic" style:name="style-12">
      <style:graphic-properties draw:fill="solid" draw:fill-color="#ffffff" draw:opacity="100.0%" draw:stroke="none"/>
    </style:style>
    <style:style style:family="graphic" style:name="style-13">
      <style:graphic-properties draw:fill="solid" draw:fill-color="#ffffff" draw:opacity="100.0%" draw:stroke="none"/>
    </style:style>
    <style:style style:family="graphic" style:name="style-14">
      <style:graphic-properties draw:fill="solid" draw:fill-color="#ffffff" draw:opacity="100.0%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g draw:id="g2399">
              <draw:path svg:d="M 0.0 9511.7705 L 0.0 9022.291 L 330.72916 9022.291 L 661.4583 9022.291 L 661.4583 8457.278 L 661.4583 7892.266 L 1217.0833 7300.6157 L 1772.7083 6708.965 L 1772.7083 4736.2754 L 1772.7083 2763.5857 L 1125.9673 2274.7615 L 479.226 1785.9375 L 477.73788 892.9686 L 476.24997 0.0 L 1230.3124 0.0 L 1984.3749 0.0 L 1984.3749 396.87488 L 1984.3749 793.7499 L 2672.2915 793.7499 L 3360.2083 793.7499 L 3360.2083 396.87488 L 3360.2083 0.0 L 4286.25 0.0 L 5212.2915 0.0 L 5212.2915 396.87488 L 5212.2915 793.7499 L 5900.208 793.7499 L 6588.1245 793.7499 L 6588.1245 396.87488 L 6588.1245 0.0 L 7342.187 0.0 L 8096.2495 0.0 L 8094.872 892.9686 L 8093.4946 1785.9375 L 7446.683 2275.4167 L 6799.871 2764.8958 L 6799.831 4741.232 L 6799.7915 6717.569 L 7354.651 7307.6904 L 7909.5103 7897.812 L 7910.276 8460.052 L 7911.041 9022.291 L 8241.7705 9022.291 L 8572.5 9022.291 L 8572.5 9511.7705 L 8572.5 10001.249 L 4286.25 10001.249 L 0.0 10001.249 L 0.0 9511.7705 z" svg:height="100.0125mm" draw:style-name="style-2" svg:viewBox="0.0 0.0 8572.5 10001.249" svg:width="85.725mm" svg:x="150.75917mm" svg:y="16.668749mm"/>
              <draw:path svg:d="M 7237.556 331.93164 C 7273.275 296.21313 7302.4995 236.14049 7302.4995 198.4377 C 7302.4995 160.73409 7273.275 100.66205 7237.556 64.943344 L 7172.6133 0.0 L 3651.2498 0.0 L 129.88628 0.0 L 64.943344 64.943344 C 29.224636 100.66205 0.0 160.73448 0.0 198.4377 C 0.0 236.14049 29.224636 296.21313 64.943344 331.93164 L 129.88628 396.87518 L 3651.2498 396.87518 L 7172.6133 396.87518 L 7237.556 331.93164 z" svg:height="3.968752mm" draw:style-name="style-3" svg:viewBox="0.0 0.0 7302.4995 396.87518" svg:width="73.024994mm" svg:x="157.10918mm" svg:y="32.279163mm"/>
              <draw:path svg:d="M 4591.7227 331.93143 C 4627.442 296.21292 4656.6665 236.14029 4656.6665 198.43748 C 4656.6665 160.73389 4627.442 100.66205 4591.7227 64.94314 L 4526.7803 0.0 L 2328.3333 0.0 L 129.88628 0.0 L 64.94314 64.94314 C 29.224636 100.66205 0.0 160.73428 0.0 198.43748 C 0.0 236.14029 29.224636 296.21292 64.94314 331.93143 L 129.88628 396.87497 L 2328.3333 396.87497 L 4526.7803 396.87497 L 4591.7227 331.93143 z" svg:height="3.9687498mm" draw:style-name="style-4" svg:viewBox="0.0 0.0 4656.6665 396.87497" svg:width="46.566666mm" svg:x="170.33833mm" svg:y="42.333332mm"/>
              <draw:path svg:d="M 4591.7227 331.93225 C 4627.442 296.21332 4656.6665 236.1411 4656.6665 198.43748 C 4656.6665 160.7347 4627.442 100.66245 4591.7227 64.94354 L 4526.7803 0.0 L 2328.3333 0.0 L 129.88628 0.0 L 64.94314 64.94354 C 29.224636 100.66245 0.0 160.7347 0.0 198.43748 C 0.0 236.1411 29.224636 296.21332 64.94314 331.93225 L 129.88628 396.87497 L 2328.3333 396.87497 L 4526.7803 396.87497 L 4591.7227 331.93225 z" svg:height="3.9687498mm" draw:style-name="style-5" svg:viewBox="0.0 0.0 4656.6665 396.87497" svg:width="46.566666mm" svg:x="170.33833mm" svg:y="81.75624mm"/>
              <draw:path svg:d="M 6816.145 362.9607 C 6931.0444 274.7442 6937.933 149.54512 6833.254 52.022015 C 6778.35 0.87042487 6721.7812 0.0 3453.6436 0.0 C 185.50627 8.074442E-4 128.93713 0.87123233 74.03335 52.022015 C -30.645939 149.54512 -23.757027 274.7442 91.14249 362.9607 C 152.27853 409.89987 6755.0083 409.89905 6816.145 362.9607 L 6816.145 362.9607 z" svg:height="3.9816477mm" draw:style-name="style-6" svg:viewBox="0.0 0.0 6907.287 398.16476" svg:width="69.07287mm" svg:x="159.08524mm" svg:y="93.66249mm"/>
              <draw:path svg:d="M 6816.145 362.9607 C 6931.0444 274.7442 6937.933 149.54512 6833.254 52.022015 C 6778.35 0.87042487 6721.7812 0.0 3453.6436 0.0 C 185.50627 8.074442E-4 128.93713 0.87123233 74.03335 52.022015 C -30.645939 149.54512 -23.757027 274.7442 91.14249 362.9607 C 152.27853 409.89987 6755.0083 409.89905 6816.145 362.9607 L 6816.145 362.9607 z" svg:height="3.9816477mm" draw:style-name="style-7" svg:viewBox="0.0 0.0 6907.287 398.16476" svg:width="69.07287mm" svg:x="159.08524mm" svg:y="104.774994mm"/>
            </draw:g>
            <draw:g draw:id="g2423">
              <draw:path svg:d="M 126.48392 10434.292 C 6.4789324 10368.845 -6.642238 10290.78 2.2204716 9694.989 L 10.383328 9146.239 L 84.61914 9082.437 C 151.74016 9024.747 182.80396 9018.632 408.7337 9018.632 L 658.6125 9018.632 L 658.71136 8548.996 C 658.79956 8130.1016 664.3302 8070.786 709.90094 7999.9863 C 738.0008 7956.33 987.57776 7682.4863 1264.5167 7391.4443 L 1768.0419 6862.278 L 1768.731 4983.737 L 1769.4202 3105.195 L 1146.704 2631.6404 C 804.21 2371.1853 512.6064 2136.8196 498.69592 2110.8276 C 483.98993 2083.349 473.40414 1674.7042 473.40414 1134.4747 C 473.40433 118.13938 477.7163 86.76957 625.8587 25.40714 C 679.9124 3.0172172 932.4727 -3.6949656 1512.7623 1.8364309 C 2517.418 11.413022 2440.4023 -26.10457 2453.3225 460.02246 L 2462.0947 790.09094 L 2909.7288 790.09094 L 3357.3625 790.09094 L 3357.3625 511.4286 C 3357.3625 187.89803 3392.6082 73.95654 3507.395 26.410189 C 3564.1587 2.8979173 3844.6526 -3.5538647 4568.2754 2.0084167 C 5772.86 11.2680855 5668.1675 -31.815624 5681.2393 460.02246 L 5690.011 790.09094 L 6137.6455 790.09094 L 6585.279 790.09094 L 6585.279 497.73535 C 6585.279 169.32347 6615.372 76.09092 6737.733 25.40714 C 6791.787 3.0172172 7044.347 -3.6949656 7624.6367 1.8364309 C 8428.647 9.500388 8436.509 10.1134405 8496.194 69.808395 C 8556.373 129.99458 8556.432 130.88458 8563.991 1098.2605 C 8570.244 1898.3588 8565.055 2076.2568 8534.106 2122.8137 C 8513.508 2153.8005 8221.481 2387.513 7885.157 2642.1743 L 7273.6587 3105.195 L 7273.5156 4983.737 L 7273.373 6862.278 L 7805.431 7430.633 C 8098.0625 7743.228 8348.054 8026.7773 8360.967 8060.7407 C 8373.88 8094.705 8384.445 8323.009 8384.445 8568.084 L 8384.445 9013.674 L 8648.347 9022.768 C 9048.485 9036.557 9032.675 9006.794 9032.675 9746.236 C 9032.675 10328.936 9031.544 10341.21 8972.411 10400.345 L 8912.146 10460.611 L 4553.8687 10466.296 C 824.8886 10471.16 185.61325 10466.539 126.48392 10434.292 L 126.48392 10434.292 z" svg:height="104.679375mm" draw:style-name="style-8" svg:viewBox="0.0 0.0 9032.759 10467.9375" svg:width="90.32759mm" svg:x="30.215788mm" svg:y="14.335307mm"/>
              <draw:path svg:d="M 7143.7495 648.2291 L 7143.7495 0.0 L 6629.97 0.0 L 6116.1904 0.0 L 6107.418 330.06885 C 6094.572 813.413 6160.9766 778.6029 5233.2104 788.33826 C 4702.657 793.9056 4466.4136 787.1212 4412.448 764.76776 C 4289.8765 713.9971 4259.791 620.8949 4259.791 292.35556 L 4259.791 0.0 L 3571.875 0.0 L 2883.9585 0.0 L 2883.9585 316.02478 C 2883.9585 611.8889 2879.8872 636.78503 2820.139 706.28516 L 2756.3193 780.5208 L 2008.3142 788.33826 C 1475.4362 793.9074 1238.5155 787.12854 1184.5317 764.76776 C 1061.9606 713.9971 1031.8751 620.8949 1031.8751 292.35556 L 1031.8751 0.0 L 515.9377 0.0 L 0.0 0.0 L 0.0 648.2291 L 0.0 1296.4583 L 3571.875 1296.4583 L 7143.7495 1296.4583 L 7143.7495 648.2291 z" svg:height="12.964582mm" draw:style-name="style-9" svg:viewBox="0.0 0.0 7143.7495 1296.4583" svg:width="71.4375mm" svg:x="39.71233mm" svg:y="19.061216mm"/>
              <draw:path svg:d="M 5888.6733 254.38126 L 6209.799 9.641691 L 4656.5425 2.815558 C 3802.2512 -0.9386539 2405.0464 -0.9386539 1551.643 2.815558 L 0.0 9.641691 L 314.7159 253.03323 L 629.4318 496.42517 L 3098.4905 497.7728 L 5567.5493 499.12082 L 5888.6733 254.38126 z" svg:height="4.9912095mm" draw:style-name="style-10" svg:viewBox="0.0 0.0 6209.799 499.12094" svg:width="62.09799mm" svg:x="44.39822mm" svg:y="36.824177mm"/>
              <draw:path svg:d="M 4550.8325 1746.2499 L 4550.8325 0.0 L 2275.4165 0.0 L 0.0 0.0 L 0.0 1746.2499 L 0.0 3492.4995 L 2275.4165 3492.4995 L 4550.8325 3492.4995 L 4550.8325 1746.2499 z" svg:height="34.924995mm" draw:style-name="style-11" svg:viewBox="0.0 0.0 4550.8325 3492.4995" svg:width="45.508327mm" svg:x="52.676914mm" svg:y="46.577885mm"/>
              <draw:path svg:d="M 6124.699 653.1836 C 6098.1763 619.5277 5951.4614 458.79868 5798.664 296.00824 L 5520.8516 0.025030771 L 3097.8716 0.012111663 L 674.89136 0.0 L 337.44547 357.18747 L 0.0 714.37494 L 3086.4607 714.37494 L 6172.9214 714.37494 L 6124.699 653.1836 z" svg:height="7.1437497mm" draw:style-name="style-12" svg:viewBox="0.0 0.0 6172.9214 714.37494" svg:width="61.729214mm" svg:x="44.431934mm" svg:y="86.26538mm"/>
              <draw:path svg:d="M 6773.333 317.49997 L 6773.333 0.0 L 3386.6667 0.0 L 0.0 0.0 L 0.0 317.49997 L 0.0 634.99994 L 3386.6667 634.99994 L 6773.333 634.99994 L 6773.333 317.49997 z" svg:height="6.3499994mm" draw:style-name="style-13" svg:viewBox="0.0 0.0 6773.333 634.99994" svg:width="67.73333mm" svg:x="41.56441mm" svg:y="98.17162mm"/>
              <draw:path svg:d="M 8096.2495 251.35416 L 8096.2495 0.0 L 4048.125 0.0 L 0.0 0.0 L 0.0 251.35416 L 0.0 502.7083 L 4048.125 502.7083 L 8096.2495 502.7083 L 8096.2495 251.35416 z" svg:height="5.027083mm" draw:style-name="style-14" svg:viewBox="0.0 0.0 8096.2495 502.7083" svg:width="80.962494mm" svg:x="34.94983mm" svg:y="109.28413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3.34999mm" fo:page-width="266.69998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